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16" style:parent-style-name="ParágrafodaLista" style:list-style-name="LFO1" style:family="paragraph">
      <style:paragraph-properties fo:text-align="justify" fo:line-height="150%"/>
    </style:style>
    <style:style style:name="P17" style:parent-style-name="ParágrafodaLista" style:list-style-name="LFO1" style:family="paragraph">
      <style:paragraph-properties fo:text-align="justify" fo:line-height="150%"/>
    </style:style>
    <style:style style:name="P18" style:parent-style-name="ParágrafodaLista" style:list-style-name="LFO1" style:family="paragraph">
      <style:paragraph-properties fo:text-align="justify" fo:line-height="150%"/>
    </style:style>
    <style:style style:name="P19" style:parent-style-name="ParágrafodaLista" style:list-style-name="LFO1" style:family="paragraph">
      <style:paragraph-properties fo:text-align="justify" fo:line-height="150%"/>
    </style:style>
    <style:style style:name="P20" style:parent-style-name="ParágrafodaLista" style:list-style-name="LFO1" style:family="paragraph">
      <style:paragraph-properties fo:text-align="justify" fo:line-height="150%"/>
    </style:style>
    <style:style style:name="P21" style:parent-style-name="ParágrafodaLista" style:list-style-name="LFO1" style:family="paragraph">
      <style:paragraph-properties fo:text-align="justify" fo:line-height="150%"/>
    </style:style>
    <style:style style:name="P22" style:parent-style-name="ParágrafodaLista" style:list-style-name="LFO1" style:family="paragraph">
      <style:paragraph-properties fo:text-align="justify" fo:line-height="150%"/>
    </style:style>
    <style:style style:name="P23" style:parent-style-name="ParágrafodaLista" style:list-style-name="LFO1" style:family="paragraph">
      <style:paragraph-properties fo:text-align="justify" fo:line-height="150%"/>
    </style:style>
    <style:style style:name="P24" style:parent-style-name="ParágrafodaLista" style:list-style-name="LFO2" style:family="paragraph">
      <style:paragraph-properties fo:text-align="justify" fo:line-height="150%"/>
    </style:style>
    <style:style style:name="P25" style:parent-style-name="ParágrafodaLista" style:list-style-name="LFO2" style:family="paragraph">
      <style:paragraph-properties fo:text-align="justify" fo:line-height="150%"/>
    </style:style>
    <style:style style:name="P26" style:parent-style-name="ParágrafodaLista" style:list-style-name="LFO2" style:family="paragraph">
      <style:paragraph-properties fo:text-align="justify" fo:line-height="150%"/>
    </style:style>
    <style:style style:name="P27" style:parent-style-name="ParágrafodaLista" style:list-style-name="LFO2" style:family="paragraph">
      <style:paragraph-properties fo:text-align="justify" fo:line-height="150%"/>
    </style:style>
    <style:style style:name="P28" style:parent-style-name="ParágrafodaLista" style:list-style-name="LFO2" style:family="paragraph">
      <style:paragraph-properties fo:text-align="justify" fo:line-height="150%"/>
    </style:style>
    <style:style style:name="P29" style:parent-style-name="ParágrafodaLista" style:list-style-name="LFO2" style:family="paragraph">
      <style:paragraph-properties fo:text-align="justify" fo:line-height="150%"/>
    </style:style>
    <style:style style:name="P30" style:parent-style-name="ParágrafodaLista" style:list-style-name="LFO2" style:family="paragraph">
      <style:paragraph-properties fo:text-align="justify" fo:line-height="150%"/>
    </style:style>
    <style:style style:name="P31" style:parent-style-name="ParágrafodaLista" style:list-style-name="LFO2" style:family="paragraph">
      <style:paragraph-properties fo:text-align="justify" fo:line-height="150%"/>
    </style:style>
    <style:style style:name="T32" style:parent-style-name="Tipodeletrapredefinidodoparágrafo" style:family="text">
      <style:text-properties fo:font-style="italic" style:font-style-asian="italic" style:font-style-complex="italic"/>
    </style:style>
    <style:style style:name="P33" style:parent-style-name="ParágrafodaLista" style:list-style-name="LFO2" style:family="paragraph">
      <style:paragraph-properties fo:text-align="justify" fo:line-height="150%"/>
    </style:style>
    <style:style style:name="P34" style:parent-style-name="Normal" style:family="paragraph">
      <style:paragraph-properties fo:text-align="justify" fo:line-height="150%"/>
      <style:text-properties fo:font-weight="bold" style:font-weight-asian="bold" style:font-weight-complex="bold"/>
    </style:style>
    <style:style style:name="P35" style:parent-style-name="ParágrafodaLista" style:list-style-name="LFO3" style:family="paragraph">
      <style:paragraph-properties fo:text-align="justify" fo:line-height="150%"/>
    </style:style>
    <style:style style:name="T36" style:parent-style-name="Tipodeletrapredefinidodoparágrafo" style:family="text">
      <style:text-properties style:font-name-complex="Calibri"/>
    </style:style>
    <style:style style:name="T37" style:parent-style-name="Tipodeletrapredefinidodoparágrafo" style:family="text">
      <style:text-properties style:font-name-complex="Calibri" fo:color="#333333" fo:background-color="#FFFFFF"/>
    </style:style>
    <style:style style:name="T38" style:parent-style-name="Forte" style:family="text">
      <style:text-properties style:font-name-complex="Calibri" fo:color="#333333" fo:background-color="#FFFFFF"/>
    </style:style>
    <style:style style:name="T39" style:parent-style-name="Tipodeletrapredefinidodoparágrafo" style:family="text">
      <style:text-properties style:font-name-complex="Calibri" fo:color="#333333" fo:background-color="#FFFFFF"/>
    </style:style>
    <style:style style:name="T40" style:parent-style-name="Tipodeletrapredefinidodoparágrafo" style:family="text">
      <style:text-properties style:font-name-complex="Calibri" fo:color="#333333" fo:background-color="#FFFFFF"/>
    </style:style>
    <style:style style:name="P41" style:parent-style-name="ParágrafodaLista" style:list-style-name="LFO3" style:family="paragraph">
      <style:paragraph-properties fo:text-align="justify" fo:line-height="150%"/>
      <style:text-properties style:font-name-complex="Calibri" fo:color="#333333" fo:background-color="#FFFFFF"/>
    </style:style>
    <style:style style:name="P42" style:parent-style-name="ParágrafodaLista" style:family="paragraph">
      <style:paragraph-properties fo:margin-left="1.4833in">
        <style:tab-stops/>
      </style:paragraph-properties>
      <style:text-properties style:font-name-complex="Calibri"/>
    </style:style>
    <style:style style:name="P43" style:parent-style-name="ParágrafodaLista" style:list-style-name="LFO4" style:family="paragraph">
      <style:text-properties style:font-name-complex="Calibri" fo:color="#333333" fo:background-color="#FFFFFF"/>
    </style:style>
    <style:style style:name="P44" style:parent-style-name="Normal" style:family="paragraph">
      <style:paragraph-properties fo:margin-left="0.4916in">
        <style:tab-stops/>
      </style:paragraph-properties>
      <style:text-properties style:font-name-complex="Calibri" fo:color="#333333" fo:background-color="#FFFFFF"/>
    </style:style>
    <style:style style:name="P45" style:parent-style-name="Normal" style:family="paragraph">
      <style:paragraph-properties fo:text-align="justify" fo:line-height="150%"/>
    </style:style>
    <style:style style:name="T46" style:parent-style-name="Tipodeletrapredefinidodoparágrafo" style:family="text">
      <style:text-properties style:font-name-complex="Calibri"/>
    </style:style>
    <style:style style:name="T47" style:parent-style-name="Hiperligação" style:family="text">
      <style:text-properties style:font-name-complex="Calibri"/>
    </style:style>
    <style:style style:name="T48" style:parent-style-name="Tipodeletrapredefinidodoparágrafo" style:family="text">
      <style:text-properties style:font-name-complex="Calibri"/>
    </style:style>
    <style:style style:name="T49" style:parent-style-name="Tipodeletrapredefinidodoparágrafo" style:family="text">
      <style:text-properties style:font-name-complex="Calibri"/>
    </style:style>
    <style:style style:name="P50" style:parent-style-name="Normal" style:family="paragraph">
      <style:paragraph-properties fo:text-align="justify" fo:line-height="150%"/>
    </style:style>
    <style:style style:name="T51" style:parent-style-name="Tipodeletrapredefinidodoparágrafo" style:family="text">
      <style:text-properties style:font-name-complex="Calibri" fo:language="en" fo:country="US"/>
    </style:style>
    <style:style style:name="T52" style:parent-style-name="Hiperligação" style:family="text">
      <style:text-properties style:font-name-complex="Calibri" fo:language="en" fo:country="US"/>
    </style:style>
    <style:style style:name="T53" style:parent-style-name="Tipodeletrapredefinidodoparágrafo" style:family="text">
      <style:text-properties style:font-name-complex="Calibri" fo:language="en" fo:country="US"/>
    </style:style>
    <style:style style:name="T54" style:parent-style-name="Tipodeletrapredefinidodoparágrafo" style:family="text">
      <style:text-properties style:font-name-complex="Calibri"/>
    </style:style>
    <style:style style:name="P55" style:parent-style-name="Normal" style:family="paragraph">
      <style:paragraph-properties fo:text-align="justify" fo:line-height="150%"/>
      <style:text-properties style:font-name-complex="Calibri"/>
    </style:style>
    <style:style style:name="P56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7" style:parent-style-name="ParágrafodaLista" style:list-style-name="LFO5" style:family="paragraph">
      <style:paragraph-properties fo:text-align="justify" fo:line-height="150%"/>
      <style:text-properties style:font-name-complex="Calibri"/>
    </style:style>
    <style:style style:name="P58" style:parent-style-name="ParágrafodaLista" style:list-style-name="LFO5" style:family="paragraph">
      <style:paragraph-properties fo:text-align="justify" fo:line-height="150%"/>
      <style:text-properties style:font-name-complex="Calibri"/>
    </style:style>
    <style:style style:name="P59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60" style:parent-style-name="ParágrafodaLista" style:list-style-name="LFO5" style:family="paragraph">
      <style:paragraph-properties fo:text-align="justify" fo:line-height="150%"/>
      <style:text-properties style:font-name-complex="Calibri"/>
    </style:style>
    <style:style style:name="P61" style:parent-style-name="ParágrafodaLista" style:list-style-name="LFO5" style:family="paragraph">
      <style:paragraph-properties fo:text-align="justify" fo:line-height="150%"/>
      <style:text-properties style:font-name-complex="Calibri"/>
    </style:style>
    <style:style style:name="P62" style:parent-style-name="ParágrafodaLista" style:list-style-name="LFO5" style:family="paragraph">
      <style:paragraph-properties fo:text-align="justify" fo:line-height="150%"/>
      <style:text-properties style:font-name-complex="Calibri"/>
    </style:style>
    <style:style style:name="P63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64" style:parent-style-name="ParágrafodaLista" style:list-style-name="LFO5" style:family="paragraph">
      <style:paragraph-properties fo:text-align="justify" fo:line-height="150%"/>
      <style:text-properties style:font-name-complex="Calibri"/>
    </style:style>
    <style:style style:name="P65" style:parent-style-name="ParágrafodaLista" style:list-style-name="LFO5" style:family="paragraph">
      <style:paragraph-properties fo:text-align="justify" fo:line-height="150%"/>
      <style:text-properties style:font-name-complex="Calibri"/>
    </style:style>
    <style:style style:name="P66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67" style:parent-style-name="ParágrafodaLista" style:list-style-name="LFO5" style:family="paragraph">
      <style:paragraph-properties fo:text-align="justify" fo:line-height="150%"/>
      <style:text-properties style:font-name-complex="Calibri"/>
    </style:style>
    <style:style style:name="P68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69" style:parent-style-name="ParágrafodaLista" style:list-style-name="LFO5" style:family="paragraph">
      <style:paragraph-properties fo:text-align="justify" fo:line-height="150%"/>
      <style:text-properties style:font-name-complex="Calibri"/>
    </style:style>
    <style:style style:name="P70" style:parent-style-name="ParágrafodaLista" style:list-style-name="LFO5" style:family="paragraph">
      <style:paragraph-properties fo:text-align="justify" fo:line-height="150%"/>
      <style:text-properties style:font-name-complex="Calibri"/>
    </style:style>
    <style:style style:name="P71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72" style:parent-style-name="ParágrafodaLista" style:list-style-name="LFO6" style:family="paragraph">
      <style:paragraph-properties fo:text-align="justify" fo:line-height="150%"/>
    </style:style>
    <style:style style:name="T73" style:parent-style-name="Tipodeletrapredefinidodoparágrafo" style:family="text">
      <style:text-properties style:font-name-complex="Calibri"/>
    </style:style>
    <style:style style:name="P74" style:parent-style-name="ParágrafodaLista" style:list-style-name="LFO6" style:family="paragraph">
      <style:paragraph-properties fo:text-align="justify" fo:line-height="150%"/>
    </style:style>
    <style:style style:name="T75" style:parent-style-name="Tipodeletrapredefinidodoparágrafo" style:family="text">
      <style:text-properties style:font-name-complex="Calibri"/>
    </style:style>
    <style:style style:name="P76" style:parent-style-name="ParágrafodaLista" style:list-style-name="LFO6" style:family="paragraph">
      <style:paragraph-properties fo:text-align="justify" fo:line-height="150%"/>
    </style:style>
    <style:style style:name="T77" style:parent-style-name="Tipodeletrapredefinidodoparágrafo" style:family="text">
      <style:text-properties style:font-name-complex="Calibri"/>
    </style:style>
    <style:style style:name="P78" style:parent-style-name="Normal" style:family="paragraph">
      <style:paragraph-properties fo:text-align="justify" fo:line-height="150%"/>
      <style:text-properties style:font-name-complex="Calibri"/>
    </style:style>
    <style:style style:name="P79" style:parent-style-name="Normal" style:family="paragraph">
      <style:paragraph-properties fo:text-align="justify" fo:line-height="150%"/>
      <style:text-properties style:font-name-complex="Calibri"/>
    </style:style>
    <style:style style:name="P80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81" style:parent-style-name="ParágrafodaLista" style:list-style-name="LFO7" style:family="paragraph">
      <style:paragraph-properties fo:text-align="justify" fo:line-height="150%"/>
      <style:text-properties style:font-name-complex="Calibri" fo:background-color="#FFFF00"/>
    </style:style>
    <style:style style:name="P82" style:parent-style-name="ParágrafodaLista" style:list-style-name="LFO7" style:family="paragraph">
      <style:paragraph-properties fo:text-align="justify" fo:line-height="150%"/>
      <style:text-properties style:font-name-complex="Calibri" fo:background-color="#FFFF00"/>
    </style:style>
    <style:style style:name="P83" style:parent-style-name="ParágrafodaLista" style:list-style-name="LFO7" style:family="paragraph">
      <style:paragraph-properties fo:text-align="justify" fo:line-height="150%"/>
      <style:text-properties style:font-name-complex="Calibri" fo:background-color="#FFFF00"/>
    </style:style>
    <style:style style:name="P84" style:parent-style-name="ParágrafodaLista" style:list-style-name="LFO7" style:family="paragraph">
      <style:paragraph-properties fo:text-align="justify" fo:line-height="150%"/>
      <style:text-properties style:font-name-complex="Calibri" fo:background-color="#FFFF00"/>
    </style:style>
    <style:style style:name="P85" style:parent-style-name="ParágrafodaLista" style:list-style-name="LFO7" style:family="paragraph">
      <style:paragraph-properties fo:text-align="justify" fo:line-height="150%"/>
      <style:text-properties style:font-name-complex="Calibri" fo:background-color="#FFFF00"/>
    </style:style>
    <style:style style:name="P86" style:parent-style-name="ParágrafodaLista" style:list-style-name="LFO7" style:family="paragraph">
      <style:paragraph-properties fo:text-align="justify" fo:line-height="150%"/>
      <style:text-properties style:font-name-complex="Calibri" fo:background-color="#00FF00"/>
    </style:style>
    <style:style style:name="P87" style:parent-style-name="ParágrafodaLista" style:list-style-name="LFO7" style:family="paragraph">
      <style:paragraph-properties fo:text-align="justify" fo:line-height="150%"/>
      <style:text-properties style:font-name-complex="Calibri" fo:background-color="#00FF00"/>
    </style:style>
    <style:style style:name="P88" style:parent-style-name="ParágrafodaLista" style:list-style-name="LFO7" style:family="paragraph">
      <style:paragraph-properties fo:text-align="justify" fo:line-height="150%"/>
      <style:text-properties style:font-name-complex="Calibri" fo:background-color="#00FF00"/>
    </style:style>
    <style:style style:name="P89" style:parent-style-name="ParágrafodaLista" style:list-style-name="LFO7" style:family="paragraph">
      <style:paragraph-properties fo:text-align="justify" fo:line-height="150%"/>
      <style:text-properties style:font-name-complex="Calibri" fo:background-color="#00FF00"/>
    </style:style>
    <style:style style:name="P90" style:parent-style-name="ParágrafodaLista" style:list-style-name="LFO7" style:family="paragraph">
      <style:paragraph-properties fo:text-align="justify" fo:line-height="150%"/>
      <style:text-properties style:font-name-complex="Calibri" fo:background-color="#00FF00"/>
    </style:style>
    <style:style style:name="P91" style:parent-style-name="ParágrafodaLista" style:list-style-name="LFO7" style:family="paragraph">
      <style:paragraph-properties fo:text-align="justify" fo:line-height="150%"/>
      <style:text-properties style:font-name-complex="Calibri" fo:background-color="#00FFFF"/>
    </style:style>
    <style:style style:name="P92" style:parent-style-name="ParágrafodaLista" style:list-style-name="LFO7" style:family="paragraph">
      <style:paragraph-properties fo:text-align="justify" fo:line-height="150%"/>
      <style:text-properties style:font-name-complex="Calibri" fo:background-color="#00FFFF"/>
    </style:style>
    <style:style style:name="P93" style:parent-style-name="ParágrafodaLista" style:list-style-name="LFO7" style:family="paragraph">
      <style:paragraph-properties fo:text-align="justify" fo:line-height="150%"/>
      <style:text-properties style:font-name-complex="Calibri" fo:background-color="#00FFFF"/>
    </style:style>
    <style:style style:name="P94" style:parent-style-name="ParágrafodaLista" style:list-style-name="LFO7" style:family="paragraph">
      <style:paragraph-properties fo:text-align="justify" fo:line-height="150%"/>
      <style:text-properties style:font-name-complex="Calibri" fo:background-color="#00FFFF"/>
    </style:style>
    <style:style style:name="P95" style:parent-style-name="Normal" style:family="paragraph">
      <style:paragraph-properties fo:text-align="justify" fo:line-height="150%"/>
      <style:text-properties style:font-name-complex="Calibri"/>
    </style:style>
    <style:style style:name="P96" style:parent-style-name="Normal" style:family="paragraph">
      <style:paragraph-properties fo:text-align="justify" fo:line-height="150%"/>
      <style:text-properties style:font-name-complex="Calibri"/>
    </style:style>
    <style:style style:name="P97" style:parent-style-name="Normal" style:family="paragraph">
      <style:paragraph-properties fo:text-align="justify" fo:line-height="150%"/>
    </style:style>
    <style:style style:name="T98" style:parent-style-name="Tipodeletrapredefinidodoparágrafo" style:family="text">
      <style:text-properties style:font-name-complex="Calibri"/>
    </style:style>
    <style:style style:name="T99" style:parent-style-name="Tipodeletrapredefinidodoparágrafo" style:family="text">
      <style:text-properties style:font-name-complex="Calibri"/>
    </style:style>
    <style:style style:name="T100" style:parent-style-name="Tipodeletrapredefinidodoparágrafo" style:family="text">
      <style:text-properties style:font-name-complex="Calibri"/>
    </style:style>
    <style:style style:name="T101" style:parent-style-name="Tipodeletrapredefinidodoparágrafo" style:family="text">
      <style:text-properties style:font-name-complex="Calibri" fo:color="#FF0000"/>
    </style:style>
    <style:style style:name="T102" style:parent-style-name="Tipodeletrapredefinidodoparágrafo" style:family="text">
      <style:text-properties style:font-name-complex="Calibri"/>
    </style:style>
  </office:automatic-styles>
  <office:body>
    <office:text text:use-soft-page-breaks="true">
      <text:p text:style-name="P1">BACKLOG</text:p>
      <text:list text:style-name="LFO1" text:continue-numbering="true">
        <text:list-item>
          <text:p text:style-name="P16">Estudar sobre o tema RANU e sistemas de informação de sáude;</text:p>
        </text:list-item>
        <text:list-item>
          <text:p text:style-name="P17">Estudar a metodologia SCRUM</text:p>
        </text:list-item>
        <text:list-item>
          <text:p text:style-name="P18">Instalar ferramentas necessárias e estudá-las:</text:p>
          <text:list text:continue-numbering="true">
            <text:list-item>
              <text:p text:style-name="P19">PowerBI ou Tableau (Tiago);</text:p>
            </text:list-item>
            <text:list-item>
              <text:p text:style-name="P20">postgreSQL (Mariana).</text:p>
            </text:list-item>
          </text:list>
        </text:list-item>
        <text:list-item>
          <text:p text:style-name="P21">Estudos das características do<text:s/>recém-nascido (atributos do dataset)</text:p>
        </text:list-item>
        <text:list-item>
          <text:p text:style-name="P22">Gerar dados sintéticos e Compreender atributos propostos;</text:p>
          <text:list text:continue-numbering="true">
            <text:list-item>
              <text:p text:style-name="P23"><text:a xlink:href="https://www.mockaroo.com/" office:target-frame-name="_top" xlink:show="replace"><text:span text:style-name="Hiperligação">https://www.mockaroo.com/</text:span></text:a><text:s text:c="2"/>(Lara) – Não é necessário</text:p>
            </text:list-item>
          </text:list>
        </text:list-item>
      </text:list>
      <text:list text:style-name="LFO2" text:continue-numbering="true">
        <text:list-item>
          <text:p text:style-name="P24">Discutir indicadores a avaliar;</text:p>
        </text:list-item>
        <text:list-item>
          <text:p text:style-name="P25">Pré-processamento dos dados;</text:p>
        </text:list-item>
        <text:list-item>
          <text:p text:style-name="P26">Criar o modelo relacional;</text:p>
        </text:list-item>
        <text:list-item>
          <text:p text:style-name="P27">Criar e povoar a base de dados no postgreSQL;</text:p>
        </text:list-item>
        <text:list-item>
          <text:p text:style-name="P28">Exportar base de dados para PowerBI;</text:p>
        </text:list-item>
        <text:list-item>
          <text:p text:style-name="P29">Criar a interface de Visualização de Indicadores;</text:p>
        </text:list-item>
        <text:list-item>
          <text:p text:style-name="P30">Construção de gráficos para os indicadores a avaliar;</text:p>
        </text:list-item>
        <text:list-item>
          <text:p text:style-name="P31">Realização dos relatórios dos<text:s/>respetivos sprints (<text:span text:style-name="T32">Scrum master</text:span>)</text:p>
        </text:list-item>
        <text:list-item>
          <text:p text:style-name="P33">Preparar apresentação do produto final.</text:p>
        </text:list-item>
      </text:list>
      <text:p text:style-name="P34">INFORMAÇÃO DADOS SINTÉTICOS</text:p>
      <text:list text:style-name="LFO3" text:continue-numbering="true">
        <text:list-item>
          <text:p text:style-name="P35"><text:span text:style-name="T36">PUERPERIO -<text:s/></text:span><text:span text:style-name="T37">O </text:span><text:span text:style-name="T38">puerpério</text:span><text:span text:style-name="T39"> é o período pós-parto em que há a regressão das alterações físicas e psíquicas que ocorreram durante a gravidez [a]. Abrange desde</text:span><text:span text:style-name="T40"><text:s/>o dia do nascimento até ao regresso da menstruação da mulher.</text:span></text:p>
        </text:list-item>
        <text:list-item>
          <text:p text:style-name="P41">APGAR – É um teste realizado nos primeiros minutos de vida de um recém-nascido e permite vigiar a sua saúde global. Este teste é realizado ao primeiro, ao quinto e ao décimo minuto de vida do recém-nascido e expressa-se num índice de 0 a 10 - quanto mais alta a pontuação, melhor é o estado clínico do bebé após o nascimento [b]</text:p>
        </text:list-item>
      </text:list>
      <text:p text:style-name="P42">índice de Apgar de 0-4 no 1º minuto ou 0-6 no 5º minuto [c]</text:p>
      <text:list text:style-name="LFO4" text:continue-numbering="true">
        <text:list-item>
          <text:p text:style-name="P43">GESTACAO -<text:s/></text:p>
        </text:list-item>
      </text:list>
      <text:p text:style-name="P44"/>
      <text:p text:style-name="P45"><text:span text:style-name="T46">[a]<text:s/></text:span><text:a xlink:href="http://www.chts.min-saude.pt/mais-saude/a-mae-e-o-bebe-as-primeiras-semanas/puerperio-o-que-a-mae-deve-saber/" office:target-frame-name="_top" xlink:show="replace"><text:span text:style-name="T47">http://www.chts.min-saude.pt/mais-saude/a-mae-e-o-bebe-as-primeiras-semanas/puerperio-o-que-a-mae-deve-saber/</text:span></text:a><text:span text:style-name="T48"><text:s/>Acedido a 02 mar 2022</text:span><text:span text:style-name="T49">.</text:span></text:p>
      <text:p text:style-name="P50"><text:span text:style-name="T51">[b]<text:s/></text:span><text:a xlink:href="https://www.cuf.pt/mais-saude/o-que-e-o-indice-de-apgar" office:target-frame-name="_top" xlink:show="replace"><text:span text:style-name="T52">https://www.cuf.pt/mais-saude/o-que-e-o-indice-de-apgar</text:span></text:a><text:span text:style-name="T53">.<text:s/></text:span><text:span text:style-name="T54">Acedido a 02 mar 2022</text:span></text:p>
      <text:p text:style-name="P55">[c] Acta Pediátrica Portuguesa. Grupo de Rastreio e Intervenção da Surdez Infantil – GRISI ( 2007)</text:p>
      <text:p text:style-name="P56">Pré-processamento ao RN_NASCIMENTOS:</text:p>
      <text:list text:style-name="LFO5" text:continue-numbering="true">
        <text:list-item>
          <text:p text:style-name="P57">Eliminação dos 00:00 da DATA_NASCIMENTO</text:p>
        </text:list-item>
        <text:list-item>
          <text:p text:style-name="P58">Eliminação da coluna # e da coluna NOME</text:p>
        </text:list-item>
      </text:list>
      <text:p text:style-name="P59">Pré-processamento ao RN_PRIMEIRA:</text:p>
      <text:list text:style-name="LFO5" text:continue-numbering="true">
        <text:list-item>
          <text:p text:style-name="P60">Substituição dos 6 (refere esq e dir) por 2 e dos 5 por 3 (refere esq)<text:s/></text:p>
        </text:list-item>
        <text:list-item>
          <text:p text:style-name="P61">Eliminação da coluna #<text:s/></text:p>
        </text:list-item>
        <text:list-item>
          <text:p text:style-name="P62">Eliminação de linhas idênticas ou de linhas idênticas, apenas com diferença de 1 minuto na data_avaliacao.<text:s/></text:p>
        </text:list-item>
      </text:list>
      <text:p text:style-name="P63">Pré-processamento ao RN_SEGUNDA:</text:p>
      <text:list text:style-name="LFO5" text:continue-numbering="true">
        <text:list-item>
          <text:p text:style-name="P64">Substituição dos 6 (refere esq e dir) por 2 e dos 5 por 3 (refere dir). O 4 é refere esq.</text:p>
        </text:list-item>
        <text:list-item>
          <text:p text:style-name="P65">Eliminação da coluna #<text:s/></text:p>
        </text:list-item>
      </text:list>
      <text:p text:style-name="P66">Pré-processamento ao RN_TERCEIRA:</text:p>
      <text:list text:style-name="LFO5" text:continue-numbering="true">
        <text:list-item>
          <text:p text:style-name="P67">Eliminação da coluna #<text:s/></text:p>
        </text:list-item>
      </text:list>
      <text:p text:style-name="P68">Pré-processamento ao RN_SEGUNDA:</text:p>
      <text:list text:style-name="LFO5" text:continue-numbering="true">
        <text:list-item>
          <text:p text:style-name="P69">Substituição dos ; da coluna rastreio por # para que funcionasse a conversão do ficheiro em ficheiro separado por ; sem danificar a integridade dos dados. Tendo sido<text:s/>efetuada essa conversão, voltou-se a substituir os # por ; para ser mais fácil de ler a coluna</text:p>
        </text:list-item>
        <text:list-item>
          <text:p text:style-name="P70">Substituição dos 00 por 0</text:p>
        </text:list-item>
      </text:list>
      <text:p text:style-name="P71">O que são os atributos?</text:p>
      <text:list text:style-name="LFO6" text:continue-numbering="true">
        <text:list-item>
          <text:p text:style-name="P72"><text:span text:style-name="T73">Rastreio -<text:s/></text:span>Para cada recém-nascido aquando do seu nascimento são registados os fatores de risco de surdez (números de 0 a 10);</text:p>
        </text:list-item>
        <text:list-item>
          <text:p text:style-name="P74"><text:span text:style-name="T75">Risco – Risco tardio é 2; não tardio a 1; sem risco a 0. Tendo 1 tardio já é 2!<text:s/></text:span></text:p>
        </text:list-item>
        <text:list-item>
          <text:p text:style-name="P76"><text:span text:style-name="T77">Avaliação – 1 passa: 2 refere: esq e dir, 3: refere dir, 4: refere esq.</text:span></text:p>
        </text:list-item>
      </text:list>
      <text:p text:style-name="P78">Nota: Na 3ª fase, se a avaliação for 2 (maior que 35dB) passa para a consulta.</text:p>
      <text:p text:style-name="P79"/>
      <text:p text:style-name="P80">Indicadores a avaliar</text:p>
      <text:list text:style-name="LFO7" text:continue-numbering="true">
        <text:list-item>
          <text:p text:style-name="P81">Percentagem de recém-nascidos avaliados deve ser superior a 95%. São avaliados se forem à primeira fase nos primeiros 30 dias;</text:p>
        </text:list-item>
        <text:list-item>
          <text:p text:style-name="P82">Percentagem de meninas e de meninos no estudo;</text:p>
        </text:list-item>
        <text:list-item>
          <text:p text:style-name="P83">Índice de encaminhamento para avaliação audiológica completa<text:s/>após triagem deve ser inferior a 4%, ou seja, número de pacientes na 3ª fase tem de ser inferior a 4% do número de pacientes da tabela nascimento. Esta é a percentagem de recém-nascidos que precisa de intervenção;</text:p>
        </text:list-item>
        <text:list-item>
          <text:p text:style-name="P84">Percentagem de recém-nascidos só com indicadores (1 ou +) de risco para a surdez;</text:p>
        </text:list-item>
        <text:list-item>
          <text:p text:style-name="P85">Percentagem de recém-nascidos só com indicadores (1 ou +) de risco tardio para a surdez;</text:p>
        </text:list-item>
        <text:list-item>
          <text:p text:style-name="P86">Percentagem de recém-nascidos que tem indicadores de risco e tardio;</text:p>
        </text:list-item>
        <text:list-item>
          <text:p text:style-name="P87">Percentagem de casos em que o diagnóstico está completo até aos 3 meses de idade (100%), ou seja, todos terem chegado ao passa;<text:s/></text:p>
        </text:list-item>
        <text:list-item>
          <text:p text:style-name="P88">Idade em que é realizada cada uma das fases;</text:p>
        </text:list-item>
        <text:list-item>
          <text:p text:style-name="P89">Percentagem de recém-nascidos prematuros que foram para a 3ª fase ou que tem fatores de risco, ou fatores de risco tardio;</text:p>
        </text:list-item>
        <text:list-item>
          <text:p text:style-name="P90">Percentagem de recém-nascidos com pouco peso à nascença que foram para a 3ª fase ou que tem fatores de risco, ou fatores de risco tardio;</text:p>
        </text:list-item>
        <text:list-item>
          <text:p text:style-name="P91">Percentagem de recém-nascidos com mães com puerpério complicado que foram para a 3ª fase ou que tem fatores de risco,<text:s/>ou fatores de risco tardio;</text:p>
        </text:list-item>
        <text:list-item>
          <text:p text:style-name="P92">Percentagem de recém-nascidos por sexo que foram para a 3ª fase ou que tem fatores de risco, ou fatores de risco tardio;</text:p>
        </text:list-item>
        <text:list-item>
          <text:p text:style-name="P93">Tempo médio entre fases (qual demora mais?);</text:p>
        </text:list-item>
        <text:list-item>
          <text:p text:style-name="P94">Taxa de falsos negativos deve ser 0% e de falsos positivos deve ser inferior a 3%; Falso positivo não passaram a 1 nem 2 e chegaram à 3 e não foram para consulta.</text:p>
        </text:list-item>
      </text:list>
      <text:p text:style-name="P95">Amarelo – Tiago Verde – Lara Azul - Mariana</text:p>
      <text:p text:style-name="P96">Ordem tabelas: 1º nascimento; 2º rastreio; 3º 1ª fase; 4 2º fase; 5 3ª fase</text:p>
      <text:p text:style-name="P97"><text:span text:style-name="T98">Todos vão à primeira fase, mas de a</text:span><text:span text:style-name="T99">cordo com o resultado do rastreio vão ser submetidos a exames diferentes. O rastreio é feito no momento do nascimento e a 1ª fase até à alta (72 horas depois). A 2º fase deve ser feita até 1 semana após o nascimento e a 3ª fase até 30 dias após o nasciment</text:span><text:span text:style-name="T100">o. Todos vão a primeira, de acordo com rastreio vai fazer exames diferentes. 1 avaliacao (rastreio no nascimento e a 1 antes da alta), 2 avaliacao apos 1 semana apos nascimento. 48 ou<text:s/></text:span><text:span text:style-name="T101">72h</text:span><text:span text:style-name="T102"><text:s/>cesariana ou normal. 3 é 1 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3.4458in"/>
    </style:style>
    <style:style style:name="TableColumn4" style:family="table-column">
      <style:table-column-properties style:column-width="2.4597in"/>
    </style:style>
    <style:style style:name="Table2" style:family="table">
      <style:table-properties style:width="5.9055in" style:rel-width="100%" fo:margin-left="0in" table:align="center"/>
    </style:style>
    <style:style style:name="TableRow5" style:family="table-row">
      <style:table-row-properties/>
    </style:style>
    <style:style style:name="TableCell6" style:family="table-cell">
      <style:table-cell-properties fo:border="none" fo:background-color="#ED7D31" style:writing-mode="lr-tb" style:vertical-align="middle" fo:padding-top="0.1in" fo:padding-left="0.0798in" fo:padding-bottom="0.1in" fo:padding-right="0.0798in"/>
    </style:style>
    <style:style style:name="T7" style:parent-style-name="Tipodeletrapredefinidodoparágrafo" style:family="text">
      <style:text-properties fo:font-weight="bold" style:font-weight-asian="bold" style:font-weight-complex="bold" fo:text-transform="uppercase" fo:color="#FFFFFF" fo:font-size="9pt" style:font-size-asian="9pt" style:font-size-complex="9pt"/>
    </style:style>
    <style:style style:name="TableCell8" style:family="table-cell">
      <style:table-cell-properties fo:border="none" fo:background-color="#ED7D31" style:writing-mode="lr-tb" style:vertical-align="middle" fo:padding-top="0.1in" fo:padding-left="0.0798in" fo:padding-bottom="0.1in" fo:padding-right="0.0798in"/>
    </style:style>
    <style:style style:name="P9" style:parent-style-name="Cabeçalho" style:family="paragraph">
      <style:paragraph-properties fo:text-align="end"/>
    </style:style>
    <style:style style:name="T10" style:parent-style-name="Tipodeletrapredefinidodoparágrafo" style:family="text">
      <style:text-properties fo:text-transform="uppercase" fo:color="#FFFFFF" fo:font-size="9pt" style:font-size-asian="9pt" style:font-size-complex="9pt"/>
    </style:style>
    <style:style style:name="TableRow11" style:family="table-row">
      <style:table-row-properties style:row-height="0.0798in"/>
    </style:style>
    <style:style style:name="TableCell12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3" style:parent-style-name="Cabeçalho" style:family="paragraph">
      <style:text-properties fo:text-transform="uppercase" fo:color="#FFFFFF" fo:font-size="9pt" style:font-size-asian="9pt" style:font-size-complex="9pt"/>
    </style:style>
    <style:style style:name="TableCell14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5" style:parent-style-name="Cabeçalho" style:family="paragraph">
      <style:text-properties fo:text-transform="uppercase" fo:color="#FFFFFF" fo:font-size="9pt" style:font-size-asian="9pt" style:font-size-complex="9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Cabeçalho"><text:span text:style-name="T7">Aplicações Informáticas em Engenharia Biomédica</text:span></text:p>
            </table:table-cell>
            <table:table-cell table:style-name="TableCell8">
              <text:p text:style-name="P9"><text:span text:style-name="T10">2021/2022</text:span></text:p>
            </table:table-cell>
          </table:table-row>
          <table:table-row table:style-name="TableRow11">
            <table:table-cell table:style-name="TableCell12">
              <text:p text:style-name="P13"/>
            </table:table-cell>
            <table:table-cell table:style-name="TableCell14">
              <text:p text:style-name="P15"/>
            </table:table-cell>
          </table:table-row>
        </table:table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plicações Informáticas em Engenharia Biomédica</dc:title>
    <dc:description/>
    <dc:subject/>
    <meta:initial-creator>Lara Vaz</meta:initial-creator>
    <dc:creator>Mariana Lindo</dc:creator>
    <meta:creation-date>2022-03-02T17:17:00Z</meta:creation-date>
    <dc:date>2022-04-02T23:03:00Z</dc:date>
    <meta:template xlink:href="Normal" xlink:type="simple"/>
    <meta:editing-cycles>33</meta:editing-cycles>
    <meta:editing-duration>PT25380S</meta:editing-duration>
    <meta:document-statistic meta:page-count="1" meta:paragraph-count="10" meta:word-count="855" meta:character-count="5466" meta:row-count="38" meta:non-whitespace-character-count="4621"/>
  </office:meta>
</office:document-meta>
</file>